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3"/>
    <style:style style:name="ce4" style:family="table-cell" style:parent-style-name="Default" style:data-style-name="N122"/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dc-divide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formula="of:=3.3/4095" office:value-type="float" office:value="0.000805860805860806" calcext:value-type="float">
            <text:p>0.0008058608</text:p>
          </table:table-cell>
          <table:table-cell/>
        </table:table-row>
        <table:table-row table:style-name="ro1">
          <table:table-cell table:style-name="ce1" office:value-type="date" office:date-value="2021-02-20" calcext:value-type="date">
            <text:p>02/20/2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Vcell</text:p>
          </table:table-cell>
          <table:table-cell office:value-type="string" calcext:value-type="string">
            <text:p>Ncell</text:p>
          </table:table-cell>
          <table:table-cell table:style-name="Default" office:value-type="string" calcext:value-type="string">
            <text:p>Max pack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R1 (K)</text:p>
          </table:table-cell>
          <table:table-cell table:style-name="Default" office:value-type="string" calcext:value-type="string">
            <text:p>R2 (K)</text:p>
          </table:table-cell>
          <table:table-cell table:style-name="Default" office:value-type="string" calcext:value-type="string">
            <text:p>Vadc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a bot cell</text:p>
          </table:table-cell>
          <table:table-cell table:style-name="Default" office:value-type="string" calcext:value-type="string">
            <text:p>R||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5]*[.B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office:value-type="float" office:value="60.4" calcext:value-type="float">
            <text:p>60.4</text:p>
          </table:table-cell>
          <table:table-cell table:formula="of:=[.D5]*([.G5])/([.G5]+[.F5])" office:value-type="float" office:value="2.6011791848244" calcext:value-type="float">
            <text:p>2.601</text:p>
          </table:table-cell>
          <table:table-cell table:formula="of:=[.D5]/([.F5]+[.G5])" office:value-type="float" office:value="0.0430658805434504" calcext:value-type="float">
            <text:p>0.043</text:p>
          </table:table-cell>
          <table:table-cell table:formula="of:=[.I5]*[.C5]" office:value-type="float" office:value="0.689054088695206" calcext:value-type="float">
            <text:p>0.7</text:p>
          </table:table-cell>
          <table:table-cell table:formula="of:=([.F5]*[.G5])/([.F5]+[.G5])" office:value-type="float" office:value="58.0620353755447" calcext:value-type="float">
            <text:p>58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.0</text:p>
          </table:table-cell>
          <table:table-cell office:value-type="float" office:value="3.3" calcext:value-type="float">
            <text:p>3.3</text:p>
          </table:table-cell>
          <table:table-cell table:formula="of:=680*2" office:value-type="float" office:value="1360" calcext:value-type="float">
            <text:p>1360</text:p>
          </table:table-cell>
          <table:table-cell office:value-type="float" office:value="33" calcext:value-type="float">
            <text:p>33.0</text:p>
          </table:table-cell>
          <table:table-cell table:formula="of:=[.D6]*([.G6])/([.G6]+[.F6])" office:value-type="float" office:value="0.118449389806174" calcext:value-type="float">
            <text:p>0.118</text:p>
          </table:table-cell>
          <table:table-cell table:formula="of:=[.D6]/([.F6]+[.G6])" office:value-type="float" office:value="0.00358937544867193" calcext:value-type="float">
            <text:p>0.004</text:p>
          </table:table-cell>
          <table:table-cell table:formula="of:=[.I6]*[.C6]" office:value-type="float" office:value="0.0574300071787509" calcext:value-type="float">
            <text:p>0.1</text:p>
          </table:table-cell>
          <table:table-cell table:formula="of:=([.F6]*[.G6])/([.F6]+[.G6])" office:value-type="float" office:value="32.2182340272793" calcext:value-type="float">
            <text:p>3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7]*[.B7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.0</text:p>
          </table:table-cell>
          <table:table-cell table:formula="of:=[.D7]*([.G7])/([.G7]+[.F7])" office:value-type="float" office:value="3.01661891117479" calcext:value-type="float">
            <text:p>3.017</text:p>
          </table:table-cell>
          <table:table-cell table:formula="of:=[.D7]/([.F7]+[.G7])" office:value-type="float" office:value="0.0641833810888252" calcext:value-type="float">
            <text:p>0.064</text:p>
          </table:table-cell>
          <table:table-cell table:formula="of:=[.I7]*[.C7]" office:value-type="float" office:value="1.0269340974212" calcext:value-type="float">
            <text:p>1.0</text:p>
          </table:table-cell>
          <table:table-cell table:formula="of:=([.F7]*[.G7])/([.F7]+[.G7])" office:value-type="float" office:value="44.8901623686724" calcext:value-type="float">
            <text:p>4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8]*[.B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.0</text:p>
          </table:table-cell>
          <table:table-cell table:formula="of:=[.D8]*([.G8])/([.G8]+[.F8])" office:value-type="float" office:value="3.11023842917251" calcext:value-type="float">
            <text:p>3.110</text:p>
          </table:table-cell>
          <table:table-cell table:formula="of:=[.D8]/([.F8]+[.G8])" office:value-type="float" office:value="0.094249649368864" calcext:value-type="float">
            <text:p>0.094</text:p>
          </table:table-cell>
          <table:table-cell table:formula="of:=[.I8]*[.C8]" office:value-type="float" office:value="1.50799438990182" calcext:value-type="float">
            <text:p>1.5</text:p>
          </table:table-cell>
          <table:table-cell table:formula="of:=([.F8]*[.G8])/([.F8]+[.G8])" office:value-type="float" office:value="31.472650771388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9]*[.B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28.7" calcext:value-type="float">
            <text:p>28.7</text:p>
          </table:table-cell>
          <table:table-cell table:formula="of:=[.D9]*([.G9])/([.G9]+[.F9])" office:value-type="float" office:value="2.72137716946522" calcext:value-type="float">
            <text:p>2.721</text:p>
          </table:table-cell>
          <table:table-cell table:formula="of:=[.D9]/([.F9]+[.G9])" office:value-type="float" office:value="0.0948215041625512" calcext:value-type="float">
            <text:p>0.095</text:p>
          </table:table-cell>
          <table:table-cell table:formula="of:=[.I9]*[.C9]" office:value-type="float" office:value="1.51714406660082" calcext:value-type="float">
            <text:p>1.5</text:p>
          </table:table-cell>
          <table:table-cell table:formula="of:=([.F9]*[.G9])/([.F9]+[.G9])" office:value-type="float" office:value="27.5377451672076" calcext:value-type="float">
            <text:p>2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0]*[.B10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560" calcext:value-type="float">
            <text:p>560</text:p>
          </table:table-cell>
          <table:table-cell office:value-type="float" office:value="25.5" calcext:value-type="float">
            <text:p>25.5</text:p>
          </table:table-cell>
          <table:table-cell table:formula="of:=[.D10]*([.G10])/([.G10]+[.F10])" office:value-type="float" office:value="2.9267292912041" calcext:value-type="float">
            <text:p>2.927</text:p>
          </table:table-cell>
          <table:table-cell table:formula="of:=[.D10]/([.F10]+[.G10])" office:value-type="float" office:value="0.114773697694278" calcext:value-type="float">
            <text:p>0.115</text:p>
          </table:table-cell>
          <table:table-cell table:formula="of:=[.I10]*[.C10]" office:value-type="float" office:value="1.83637916310845" calcext:value-type="float">
            <text:p>1.8</text:p>
          </table:table-cell>
          <table:table-cell table:formula="of:=([.F10]*[.G10])/([.F10]+[.G10])" office:value-type="float" office:value="24.3894107600342" calcext:value-type="float">
            <text:p>2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16" calcext:value-type="float">
            <text:p>16</text:p>
          </table:table-cell>
          <table:table-cell table:formula="of:=[.C11]*[.B11]" office:value-type="float" office:value="80" calcext:value-type="float">
            <text:p>80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18.7" calcext:value-type="float">
            <text:p>18.7</text:p>
          </table:table-cell>
          <table:table-cell table:formula="of:=[.D11]*([.G11])/([.G11]+[.F11])" office:value-type="float" office:value="3.06118272969102" calcext:value-type="float">
            <text:p>3.061</text:p>
          </table:table-cell>
          <table:table-cell table:formula="of:=[.D11]/([.F11]+[.G11])" office:value-type="float" office:value="0.163699611213423" calcext:value-type="float">
            <text:p>0.164</text:p>
          </table:table-cell>
          <table:table-cell table:formula="of:=[.I11]*[.C11]" office:value-type="float" office:value="2.61919377941477" calcext:value-type="float">
            <text:p>2.6</text:p>
          </table:table-cell>
          <table:table-cell table:formula="of:=([.F11]*[.G11])/([.F11]+[.G11])" office:value-type="float" office:value="17.9844485369347" calcext:value-type="float">
            <text:p>1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2]*[.B12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.0</text:p>
          </table:table-cell>
          <table:table-cell table:formula="of:=[.D12]*([.G12])/([.G12]+[.F12])" office:value-type="float" office:value="3.00487804878049" calcext:value-type="float">
            <text:p>3.005</text:p>
          </table:table-cell>
          <table:table-cell table:formula="of:=[.D12]/([.F12]+[.G12])" office:value-type="float" office:value="0.136585365853659" calcext:value-type="float">
            <text:p>0.137</text:p>
          </table:table-cell>
          <table:table-cell table:formula="of:=[.I12]*[.C12]" office:value-type="float" office:value="2.18536585365854" calcext:value-type="float">
            <text:p>2.2</text:p>
          </table:table-cell>
          <table:table-cell table:formula="of:=([.F12]*[.G12])/([.F12]+[.G12])" office:value-type="float" office:value="21.0162601626016" calcext:value-type="float">
            <text:p>21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table:formula="of:=[.C13]*[.B13]" office:value-type="float" office:value="64" calcext:value-type="float">
            <text:p>64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5.5" calcext:value-type="float">
            <text:p>25.5</text:p>
          </table:table-cell>
          <table:table-cell table:formula="of:=[.D13]*([.G13])/([.G13]+[.F13])" office:value-type="float" office:value="3.29364278506559" calcext:value-type="float">
            <text:p>3.294</text:p>
          </table:table-cell>
          <table:table-cell table:formula="of:=[.D13]/([.F13]+[.G13])" office:value-type="float" office:value="0.129162462159435" calcext:value-type="float">
            <text:p>0.129</text:p>
          </table:table-cell>
          <table:table-cell table:formula="of:=[.I13]*[.C13]" office:value-type="float" office:value="2.06659939455096" calcext:value-type="float">
            <text:p>2.1</text:p>
          </table:table-cell>
          <table:table-cell table:formula="of:=([.F13]*[.G13])/([.F13]+[.G13])" office:value-type="float" office:value="24.1876892028254" calcext:value-type="float">
            <text:p>24.2</text:p>
          </table:table-cell>
          <table:table-cell/>
          <table:table-cell table:style-name="ce5" table:formula="of:=([.H13]/3.3)*(4095*16)" office:value-type="float" office:value="65393.7803871205" calcext:value-type="float">
            <text:p>65394</text:p>
          </table:table-cell>
        </table:table-row>
        <table:table-row table:style-name="ro1">
          <table:table-cell office:value-type="string" calcext:value-type="string">
            <text:p>Hand wired</text:p>
          </table:table-cell>
          <table:table-cell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table:formula="of:=[.C14]*[.B14]" office:value-type="float" office:value="56" calcext:value-type="float">
            <text:p>56.0</text:p>
          </table:table-cell>
          <table:table-cell table:formula="of:=[.E13]" office:value-type="float" office:value="3.3" calcext:value-type="float">
            <text:p>3.3</text:p>
          </table:table-cell>
          <table:table-cell office:value-type="float" office:value="390" calcext:value-type="float">
            <text:p>390</text:p>
          </table:table-cell>
          <table:table-cell office:value-type="float" office:value="27" calcext:value-type="float">
            <text:p>27.0</text:p>
          </table:table-cell>
          <table:table-cell table:formula="of:=[.D14]*([.G14])/([.G14]+[.F14])" office:value-type="float" office:value="3.62589928057554" calcext:value-type="float">
            <text:p>3.626</text:p>
          </table:table-cell>
          <table:table-cell table:formula="of:=[.D14]/([.F14]+[.G14])" office:value-type="float" office:value="0.134292565947242" calcext:value-type="float">
            <text:p>0.134</text:p>
          </table:table-cell>
          <table:table-cell table:formula="of:=[.I14]*[.C14]" office:value-type="float" office:value="2.14868105515588" calcext:value-type="float">
            <text:p>2.1</text:p>
          </table:table-cell>
          <table:table-cell table:formula="of:=([.F14]*[.G14])/([.F14]+[.G14])" office:value-type="float" office:value="25.2517985611511" calcext:value-type="float">
            <text:p>2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wired</text:p>
          </table:table-cell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5]*[.B1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220" calcext:value-type="float">
            <text:p>220</text:p>
          </table:table-cell>
          <table:table-cell office:value-type="float" office:value="10.7" calcext:value-type="float">
            <text:p>10.7</text:p>
          </table:table-cell>
          <table:table-cell table:formula="of:=[.D15]*([.G15])/([.G15]+[.F15])" office:value-type="float" office:value="3.11677503250975" calcext:value-type="float">
            <text:p>3.117</text:p>
          </table:table-cell>
          <table:table-cell table:formula="of:=[.D15]/([.F15]+[.G15])" office:value-type="float" office:value="0.291287386215865" calcext:value-type="float">
            <text:p>0.291</text:p>
          </table:table-cell>
          <table:table-cell table:formula="of:=[.I15]*[.C15]" office:value-type="float" office:value="4.66059817945384" calcext:value-type="float">
            <text:p>4.7</text:p>
          </table:table-cell>
          <table:table-cell table:formula="of:=([.F15]*[.G15])/([.F15]+[.G15])" office:value-type="float" office:value="10.2037277850022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6]*[.B16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formula="of:=[.D16]*([.G16])/([.G16]+[.F16])" office:value-type="float" office:value="2.87543581616482" calcext:value-type="float">
            <text:p>2.875</text:p>
          </table:table-cell>
          <table:table-cell table:formula="of:=[.D16]/([.F16]+[.G16])" office:value-type="float" office:value="1.06497622820919" calcext:value-type="float">
            <text:p>1.065</text:p>
          </table:table-cell>
          <table:table-cell table:formula="of:=[.I16]*[.C16]" office:value-type="float" office:value="17.0396196513471" calcext:value-type="float">
            <text:p>17.0</text:p>
          </table:table-cell>
          <table:table-cell table:formula="of:=([.F16]*[.G16])/([.F16]+[.G16])" office:value-type="float" office:value="2.58446909667195" calcext:value-type="float">
            <text:p>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table:formula="of:=[.C17]*[.B17]" office:value-type="float" office:value="56" calcext:value-type="float">
            <text:p>56.0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formula="of:=[.D17]*([.G17])/([.G17]+[.F17])" office:value-type="float" office:value="2.39619651347068" calcext:value-type="float">
            <text:p>2.396</text:p>
          </table:table-cell>
          <table:table-cell table:formula="of:=[.D17]/([.F17]+[.G17])" office:value-type="float" office:value="0.887480190174326" calcext:value-type="float">
            <text:p>0.887</text:p>
          </table:table-cell>
          <table:table-cell table:formula="of:=[.I17]*[.C17]" office:value-type="float" office:value="14.1996830427892" calcext:value-type="float">
            <text:p>14.2</text:p>
          </table:table-cell>
          <table:table-cell table:formula="of:=([.F17]*[.G17])/([.F17]+[.G17])" office:value-type="float" office:value="2.58446909667195" calcext:value-type="float">
            <text:p>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8]*[.B1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22" calcext:value-type="float">
            <text:p>422</text:p>
          </table:table-cell>
          <table:table-cell office:value-type="float" office:value="22" calcext:value-type="float">
            <text:p>22.0</text:p>
          </table:table-cell>
          <table:table-cell table:formula="of:=[.D18]*([.G18])/([.G18]+[.F18])" office:value-type="float" office:value="3.32972972972973" calcext:value-type="float">
            <text:p>3.330</text:p>
          </table:table-cell>
          <table:table-cell table:formula="of:=[.D18]/([.F18]+[.G18])" office:value-type="float" office:value="0.151351351351351" calcext:value-type="float">
            <text:p>0.151</text:p>
          </table:table-cell>
          <table:table-cell table:formula="of:=[.I18]*[.C18]" office:value-type="float" office:value="2.42162162162162" calcext:value-type="float">
            <text:p>2.4</text:p>
          </table:table-cell>
          <table:table-cell table:formula="of:=([.F18]*[.G18])/([.F18]+[.G18])" office:value-type="float" office:value="20.9099099099099" calcext:value-type="float">
            <text:p>2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9]*[.B1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34.8" calcext:value-type="float">
            <text:p>34.8</text:p>
          </table:table-cell>
          <table:table-cell table:formula="of:=[.D19]*([.G19])/([.G19]+[.F19])" office:value-type="float" office:value="3.27162842753218" calcext:value-type="float">
            <text:p>3.272</text:p>
          </table:table-cell>
          <table:table-cell table:formula="of:=[.D19]/([.F19]+[.G19])" office:value-type="float" office:value="0.0940123111359821" calcext:value-type="float">
            <text:p>0.094</text:p>
          </table:table-cell>
          <table:table-cell table:formula="of:=[.I19]*[.C19]" office:value-type="float" office:value="1.50419697817571" calcext:value-type="float">
            <text:p>1.5</text:p>
          </table:table-cell>
          <table:table-cell table:formula="of:=([.F19]*[.G19])/([.F19]+[.G19])" office:value-type="float" office:value="33.105763850028" calcext:value-type="float">
            <text:p>3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table:formula="of:=[.C20]*[.B20]" office:value-type="float" office:value="64" calcext:value-type="float">
            <text:p>64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5.5" calcext:value-type="float">
            <text:p>25.5</text:p>
          </table:table-cell>
          <table:table-cell table:formula="of:=[.D20]*([.G20])/([.G20]+[.F20])" office:value-type="float" office:value="3.29364278506559" calcext:value-type="float">
            <text:p>3.294</text:p>
          </table:table-cell>
          <table:table-cell table:formula="of:=[.D20]/([.F20]+[.G20])" office:value-type="float" office:value="0.129162462159435" calcext:value-type="float">
            <text:p>0.129</text:p>
          </table:table-cell>
          <table:table-cell table:formula="of:=[.I20]*[.C20]" office:value-type="float" office:value="2.06659939455096" calcext:value-type="float">
            <text:p>2.1</text:p>
          </table:table-cell>
          <table:table-cell table:formula="of:=([.F20]*[.G20])/([.F20]+[.G20])" office:value-type="float" office:value="24.1876892028254" calcext:value-type="float">
            <text:p>24.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5:Sheet1.K1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00/00/0000</text:date>, <text:time style:data-style-name="N2" text:time-value="20:07:54.504346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31:11.221084938</meta:creation-date>
    <dc:date>2021-08-22T20:16:46.203468117</dc:date>
    <meta:editing-duration>P14DT5H14M38S</meta:editing-duration>
    <meta:editing-cycles>8</meta:editing-cycles>
    <meta:generator>LibreOffice/5.1.6.2$Linux_X86_64 LibreOffice_project/10m0$Build-2</meta:generator>
    <meta:document-statistic meta:table-count="1" meta:cell-count="178" meta:object-count="0"/>
  </office:meta>
</office:document-meta>
</file>